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27172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28.0"/>
          <table:table-cell office:value-type="float" office:value="4190.0"/>
          <table:table-cell office:value-type="float" office:value="11665.0"/>
          <table:table-cell office:value-type="float" office:value="127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0135"/>
          <table:table-cell office:value-type="float" office:value="1.504"/>
          <table:table-cell office:value-type="float" office:value="1.43"/>
          <table:table-cell office:value-type="float" office:value="45447.0"/>
          <table:table-cell office:value-type="float" office:value="0.0"/>
          <table:table-cell office:value-type="float" office:value="89.0"/>
          <table:table-cell office:value-type="float" office:value="5293.0"/>
          <table:table-cell office:value-type="float" office:value="28.0"/>
          <table:table-cell office:value-type="float" office:value="4190.0"/>
          <table:table-cell office:value-type="float" office:value="11665.0"/>
          <table:table-cell office:value-type="float" office:value="127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6.446"/>
          <table:table-cell office:value-type="float" office:value="324.057"/>
          <table:table-cell office:value-type="float" office:value="323.99"/>
          <table:table-cell office:value-type="float" office:value="8004754.0"/>
          <table:table-cell office:value-type="float" office:value="0.0"/>
          <table:table-cell office:value-type="float" office:value="3209.0"/>
          <table:table-cell office:value-type="float" office:value="343572.0"/>
          <table:table-cell office:value-type="float" office:value="28.0"/>
          <table:table-cell office:value-type="float" office:value="4220.0"/>
          <table:table-cell office:value-type="float" office:value="11778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12649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0404"/>
          <table:table-cell office:value-type="float" office:value="0.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9539"/>
          <table:table-cell office:value-type="float" office:value="0.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7.00038"/>
          <table:table-cell office:value-type="float" office:value="4.881"/>
          <table:table-cell office:value-type="float" office:value="4.8"/>
          <table:table-cell office:value-type="float" office:value="141220.0"/>
          <table:table-cell office:value-type="float" office:value="0.0"/>
          <table:table-cell office:value-type="float" office:value="189.0"/>
          <table:table-cell office:value-type="float" office:value="12213.0"/>
          <table:table-cell office:value-type="float" office:value="28.0"/>
          <table:table-cell office:value-type="float" office:value="4190.0"/>
          <table:table-cell office:value-type="float" office:value="11675.0"/>
          <table:table-cell office:value-type="float" office:value="1259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.825"/>
          <table:table-cell office:value-type="float" office:value="213.72"/>
          <table:table-cell office:value-type="float" office:value="213.64"/>
          <table:table-cell office:value-type="float" office:value="7003513.0"/>
          <table:table-cell office:value-type="float" office:value="0.0"/>
          <table:table-cell office:value-type="float" office:value="2673.0"/>
          <table:table-cell office:value-type="float" office:value="291243.0"/>
          <table:table-cell office:value-type="float" office:value="28.0"/>
          <table:table-cell office:value-type="float" office:value="4190.0"/>
          <table:table-cell office:value-type="float" office:value="11675.0"/>
          <table:table-cell office:value-type="float" office:value="126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4.909"/>
          <table:table-cell office:value-type="float" office:value="692.565"/>
          <table:table-cell office:value-type="float" office:value="692.51"/>
          <table:table-cell office:value-type="float" office:value="20846700.0"/>
          <table:table-cell office:value-type="float" office:value="0.0"/>
          <table:table-cell office:value-type="float" office:value="5650.0"/>
          <table:table-cell office:value-type="float" office:value="658274.0"/>
          <table:table-cell office:value-type="float" office:value="28.0"/>
          <table:table-cell office:value-type="float" office:value="4220.0"/>
          <table:table-cell office:value-type="float" office:value="11788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18676"/>
          <table:table-cell office:value-type="float" office:value="2.041"/>
          <table:table-cell office:value-type="float" office:value="1.95"/>
          <table:table-cell office:value-type="float" office:value="74072.0"/>
          <table:table-cell office:value-type="float" office:value="0.0"/>
          <table:table-cell office:value-type="float" office:value="44.0"/>
          <table:table-cell office:value-type="float" office:value="4742.0"/>
          <table:table-cell office:value-type="float" office:value="28.0"/>
          <table:table-cell office:value-type="float" office:value="4190.0"/>
          <table:table-cell office:value-type="float" office:value="11673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.4158"/>
          <table:table-cell office:value-type="float" office:value="49.298"/>
          <table:table-cell office:value-type="float" office:value="49.23"/>
          <table:table-cell office:value-type="float" office:value="1700278.0"/>
          <table:table-cell office:value-type="float" office:value="0.0"/>
          <table:table-cell office:value-type="float" office:value="890.0"/>
          <table:table-cell office:value-type="float" office:value="93548.0"/>
          <table:table-cell office:value-type="float" office:value="28.0"/>
          <table:table-cell office:value-type="float" office:value="4190.0"/>
          <table:table-cell office:value-type="float" office:value="11673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.535"/>
          <table:table-cell office:value-type="float" office:value="106.355"/>
          <table:table-cell office:value-type="float" office:value="106.27"/>
          <table:table-cell office:value-type="float" office:value="3373650.0"/>
          <table:table-cell office:value-type="float" office:value="0.0"/>
          <table:table-cell office:value-type="float" office:value="1203.0"/>
          <table:table-cell office:value-type="float" office:value="133433.0"/>
          <table:table-cell office:value-type="float" office:value="28.0"/>
          <table:table-cell office:value-type="float" office:value="4220.0"/>
          <table:table-cell office:value-type="float" office:value="11786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95533"/>
          <table:table-cell office:value-type="float" office:value="1.839"/>
          <table:table-cell office:value-type="float" office:value="1.76"/>
          <table:table-cell office:value-type="float" office:value="55103.0"/>
          <table:table-cell office:value-type="float" office:value="0.0"/>
          <table:table-cell office:value-type="float" office:value="66.0"/>
          <table:table-cell office:value-type="float" office:value="4207.0"/>
          <table:table-cell office:value-type="float" office:value="28.0"/>
          <table:table-cell office:value-type="float" office:value="4190.0"/>
          <table:table-cell office:value-type="float" office:value="11666.0"/>
          <table:table-cell office:value-type="float" office:value="126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3724"/>
          <table:table-cell office:value-type="float" office:value="2.936"/>
          <table:table-cell office:value-type="float" office:value="2.84"/>
          <table:table-cell office:value-type="float" office:value="78672.0"/>
          <table:table-cell office:value-type="float" office:value="0.0"/>
          <table:table-cell office:value-type="float" office:value="62.0"/>
          <table:table-cell office:value-type="float" office:value="6008.0"/>
          <table:table-cell office:value-type="float" office:value="28.0"/>
          <table:table-cell office:value-type="float" office:value="4190.0"/>
          <table:table-cell office:value-type="float" office:value="11666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2.411"/>
          <table:table-cell office:value-type="float" office:value="760.169"/>
          <table:table-cell office:value-type="float" office:value="760.12"/>
          <table:table-cell office:value-type="float" office:value="22329990.0"/>
          <table:table-cell office:value-type="float" office:value="0.0"/>
          <table:table-cell office:value-type="float" office:value="7170.0"/>
          <table:table-cell office:value-type="float" office:value="849725.0"/>
          <table:table-cell office:value-type="float" office:value="28.0"/>
          <table:table-cell office:value-type="float" office:value="4220.0"/>
          <table:table-cell office:value-type="float" office:value="11779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